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/mm</text:p>
          </table:table-cell>
          <table:table-cell office:value-type="string" calcext:value-type="string">
            <text:p>D x/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28" calcext:value-type="float">
            <text:p>30,2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31" calcext:value-type="float">
            <text:p>32,3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41" calcext:value-type="float">
            <text:p>34,4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62" calcext:value-type="float">
            <text:p>36,6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64" calcext:value-type="float">
            <text:p>38,6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86" calcext:value-type="float">
            <text:p>40,86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9:17:15.053748431</meta:creation-date>
    <dc:date>2016-03-12T19:20:18.458711833</dc:date>
    <meta:editing-duration>PT3M5S</meta:editing-duration>
    <meta:editing-cycles>1</meta:editing-cycles>
    <meta:document-statistic meta:table-count="1" meta:cell-count="27" meta:object-count="0"/>
    <meta:generator>LibreOffice/5.1.0.3$Linux_X86_64 LibreOffice_project/10m0$Build-3</meta:generator>
  </office:meta>
</office:document-meta>
</file>